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32" svg:stroke-width="0.019cm" svg:stroke-color="#000000" draw:marker-start="" draw:marker-start-width="0.33cm" draw:marker-start-center="false" draw:marker-end="" draw:marker-end-width="0.33cm" draw:marker-end-center="false" draw:fill="solid" draw:fill-color="#b5e087"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3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34"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3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3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37"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ed_20__28_var_29__20_38"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stroke-dash="Dashed_20__28_var_29__20_39"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draw:stroke-dash="Dashed_20__28_var_29__20_40"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draw:stroke-dash="Dashed_20__28_var_29__20_41"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draw:stroke-dash="Dashed_20__28_var_29__20_42"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draw:stroke-dash="Dashed_20__28_var_29__20_43"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b5e08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polygon draw:style-name="gr1" draw:text-style-name="P1" draw:layer="layout" svg:width="1.627cm" svg:height="1.758cm" svg:x="10.21cm" svg:y="14.278cm" svg:viewBox="0 0 1628 1759" draw:points="997,0 1040,15 1081,31 1122,50 1162,71 1200,93 1238,117 1275,144 1309,171 1343,202 1375,232 1405,265 1433,300 1461,335 1485,373 1508,411 1530,450 1549,491 1566,532 1581,574 1595,617 1606,661 1614,704 1621,749 1626,793 1628,838 1628,882 1625,927 1621,972 1614,1016 1605,1060 1594,1103 1581,1146 1566,1188 1548,1229 1528,1270 1507,1309 1484,1348 1459,1384 1432,1420 1403,1454 1373,1487 1341,1518 1307,1547 1273,1576 1236,1602 1198,1626 1159,1648 1120,1669 1079,1687 1037,1704 995,1719 951,1730 908,1740 864,1749 820,1753 775,1757 730,1759 686,1758 641,1755 596,1749 553,1741 509,1732 466,1720 423,1705 381,1690 341,1671 301,1651 261,1629 225,1604 188,1579 152,1551 119,1522 86,1490 56,1457 27,1424 0,1388 728,859">
            <text:p/>
          </draw:polygon>
          <draw:circle draw:style-name="gr2" draw:text-style-name="P2" draw:layer="layout" svg:width="1.8cm" svg:height="1.8cm" svg:x="10.038cm" svg:y="14.237cm">
            <text:p/>
          </draw:circle>
          <draw:line draw:style-name="gr3" draw:text-style-name="P3" draw:layer="layout" svg:x1="10.938cm" svg:y1="15.137cm" svg:x2="11.666cm" svg:y2="15.666cm">
            <text:p/>
          </draw:line>
          <draw:line draw:style-name="gr4" draw:text-style-name="P3" draw:layer="layout" svg:x1="10.938cm" svg:y1="15.134cm" svg:x2="11.216cm" svg:y2="14.278cm">
            <text:p/>
          </draw:line>
          <draw:line draw:style-name="gr5" draw:text-style-name="P3" draw:layer="layout" svg:x1="10.938cm" svg:y1="15.135cm" svg:x2="10.21cm" svg:y2="14.606cm">
            <text:p/>
          </draw:line>
          <draw:line draw:style-name="gr6" draw:text-style-name="P3" draw:layer="layout" svg:x1="10.938cm" svg:y1="15.137cm" svg:x2="11.216cm" svg:y2="15.993cm">
            <text:p/>
          </draw:line>
          <draw:line draw:style-name="gr7" draw:text-style-name="P3" draw:layer="layout" svg:x1="10.938cm" svg:y1="15.137cm" svg:x2="10.21cm" svg:y2="15.666cm">
            <text:p/>
          </draw:line>
          <draw:line draw:style-name="gr8" draw:text-style-name="P3" draw:layer="layout" svg:x1="10.938cm" svg:y1="15.135cm" svg:x2="11.666cm" svg:y2="14.606cm">
            <text:p/>
          </draw:line>
          <draw:line draw:style-name="gr9" draw:text-style-name="P3" draw:layer="layout" svg:x1="10.938cm" svg:y1="15.134cm" svg:x2="10.66cm" svg:y2="14.278cm">
            <text:p/>
          </draw:line>
          <draw:line draw:style-name="gr10" draw:text-style-name="P3" draw:layer="layout" svg:x1="10.938cm" svg:y1="15.137cm" svg:x2="11.838cm" svg:y2="15.137cm">
            <text:p/>
          </draw:line>
          <draw:line draw:style-name="gr11" draw:text-style-name="P3" draw:layer="layout" svg:x1="10.938cm" svg:y1="15.137cm" svg:x2="10.66cm" svg:y2="15.993cm">
            <text:p/>
          </draw:line>
          <draw:line draw:style-name="gr12" draw:text-style-name="P3" draw:layer="layout" svg:x1="10.038cm" svg:y1="15.137cm" svg:x2="10.938cm" svg:y2="15.137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51:05.216690692</meta:creation-date>
    <dc:date>2018-05-08T07:51:20.497432256</dc:date>
    <meta:editing-duration>PT15S</meta:editing-duration>
    <meta:editing-cycles>1</meta:editing-cycles>
    <meta:document-statistic meta:object-count="13"/>
    <meta:generator>LibreOffice/6.0.0.3$MacOSX_X86_64 LibreOffice_project/64a0f66915f38c6217de274f0aa8e15618924765</meta:generator>
  </office:meta>
</office:document-meta>
</file>